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2088" calcext:value-type="float">
            <text:p>106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0888" calcext:value-type="float">
            <text:p>104.6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8016" calcext:value-type="float">
            <text:p>99.1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402</text:p>
          </table:table-cell>
          <table:table-cell office:value-type="string" calcext:value-type="string">
            <text:p>TWDB:1026402</text:p>
          </table:table-cell>
          <table:table-cell office:value-type="string" calcext:value-type="string">
            <text:p>197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